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ebung 20:</text:p>
      <text:p text:style-name="Standard"/>
      <text:p text:style-name="Standard">a) Der Einfachheit halber setzen wir voraus, dass die Nachrichten im Hypercube auf einmal uebertragen werden. Dann erhalten wir:</text:p>
      <text:p text:style-name="Standard"><draw:frame draw:style-name="fr1" draw:name="Objekt1" text:anchor-type="as-char" svg:width="3.4634in" svg:height="0.430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b) Mit <draw:frame draw:style-name="fr1" draw:name="Objekt2" text:anchor-type="as-char" svg:width="0.678in" svg:height="0.4465in" draw:z-index="1"><draw:object xlink:href="./Object 2" xlink:type="simple" xlink:show="embed" xlink:actuate="onLoad"/><draw:image xlink:href="./ObjectReplacements/Object 2" xlink:type="simple" xlink:show="embed" xlink:actuate="onLoad"/></draw:frame>erhalten wir</text:p>
      <text:p text:style-name="Standard"><draw:frame draw:style-name="fr1" draw:name="Objekt3" text:anchor-type="as-char" svg:width="3.6154in" svg:height="0.4575in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Standard">Der Overhead ist dann:</text:p>
      <text:p text:style-name="Standard"><draw:frame draw:style-name="fr1" draw:name="Objekt4" text:anchor-type="as-char" svg:width="3.6008in" svg:height="0.457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text:bookmark-start text:name="DDE_LINK"/>Aus der Bedingung <draw:frame draw:style-name="fr1" draw:name="Objekt5" text:anchor-type="as-char" svg:width="1.1484in" svg:height="0.2091in" draw:z-index="4"><draw:object xlink:href="./Object 5" xlink:type="simple" xlink:show="embed" xlink:actuate="onLoad"/><draw:image xlink:href="./ObjectReplacements/Object 5" xlink:type="simple" xlink:show="embed" xlink:actuate="onLoad"/></draw:frame>an die Isoeffizienzfunktion erhalten wir fuer den 2. Summanden:<text:bookmark-end text:name="DDE_LINK"/></text:p>
      <text:p text:style-name="Standard"><draw:frame draw:style-name="fr1" draw:name="Objekt6" text:anchor-type="as-char" svg:width="1.4146in" svg:height="0.489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text:bookmark-start text:name="DDE_LINK1"/>Also ist <draw:frame draw:style-name="fr1" draw:name="Objekt7" text:anchor-type="as-char" svg:width="1.3043in" svg:height="0.2154in" draw:z-index="6"><draw:object xlink:href="./Object 7" xlink:type="simple" xlink:show="embed" xlink:actuate="onLoad"/><draw:image xlink:href="./ObjectReplacements/Object 7" xlink:type="simple" xlink:show="embed" xlink:actuate="onLoad"/></draw:frame><text:bookmark-end text:name="DDE_LINK1"/></text:p>
      <text:p text:style-name="Standard"/>
      <text:p text:style-name="Standard">c) Statt der schlechten Abschaetzung aus der Aufgabenstellung benutzen wir folgende Zeiten:</text:p>
      <text:p text:style-name="Standard"><draw:frame draw:style-name="fr1" draw:name="Objekt8" text:anchor-type="as-char" svg:width="2.8362in" svg:height="0.4256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Damit erhalten wir:</text:p>
      <text:p text:style-name="Standard"><draw:frame draw:style-name="fr1" draw:name="Objekt9" text:anchor-type="as-char" svg:width="3.4252in" svg:height="0.4161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d) Wie in Aufgabenteil b) erhalten wir:</text:p>
      <text:p text:style-name="Standard"><draw:frame draw:style-name="fr1" draw:name="Objekt10" text:anchor-type="as-char" svg:width="3.5555in" svg:height="0.4575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1" draw:name="Objekt11" text:anchor-type="as-char" svg:width="3.3547in" svg:height="0.4575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Aus der Bedingung <draw:frame draw:style-name="fr1" draw:name="Objekt12" text:anchor-type="as-char" svg:width="1.1484in" svg:height="0.2091in" draw:z-index="11"><draw:object xlink:href="./Object 12" xlink:type="simple" xlink:show="embed" xlink:actuate="onLoad"/><draw:image xlink:href="./ObjectReplacements/Object 12" xlink:type="simple" xlink:show="embed" xlink:actuate="onLoad"/></draw:frame>erhalten wir fuer den 2. Summanden:</text:p>
      <text:p text:style-name="Standard"><draw:frame draw:style-name="fr1" draw:name="Objekt13" text:anchor-type="as-char" svg:width="1.7744in" svg:height="0.4898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Also ist <draw:frame draw:style-name="fr1" draw:name="Objekt14" text:anchor-type="as-char" svg:width="1.248in" svg:height="0.2154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e) <text:s/>Ich habe die Aufgabenstellung nicht ganz verstanden. Offensichtlich skaliert die Blockweise Aufteilung bes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22T14:43:57</meta:creation-date>
    <meta:document-statistic meta:table-count="0" meta:image-count="0" meta:object-count="14" meta:page-count="1" meta:paragraph-count="21" meta:word-count="91" meta:character-count="609"/>
    <dc:date>2009-12-22T15:17:28</dc:date>
    <meta:editing-duration>PT00H01M10S</meta:editing-duration>
    <meta:editing-cycles>1</meta:editing-cycles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P</math:mi>
      </math:msub>
      <math:mrow>
        <math:mrow>
          <math:mo math:stretchy="false">(</math:mo>
          <math:mrow>
            <math:mi>N</math:mi>
            <math:mi>,</math:mi>
            <math:mi>P</math:mi>
          </math:mrow>
          <math:mo math:stretchy="false">)</math:mo>
        </math:mrow>
        <math:mo math:stretchy="false">=</math:mo>
        <math:mi math:fontstyle="italic">ld</math:mi>
      </math:mrow>
      <math:msqrt>
        <math:mi>P</math:mi>
      </math:msqrt>
      <math:mrow>
        <math:mo math:stretchy="false">(</math:mo>
        <math:mrow>
          <math:msub>
            <math:mi>t</math:mi>
            <math:mi>s</math:mi>
          </math:msub>
          <math:mo math:stretchy="false">+</math:mo>
          <math:msub>
            <math:mi>t</math:mi>
            <math:mi>h</math:mi>
          </math:msub>
        </math:mrow>
        <math:mo math:stretchy="false">)</math:mo>
      </math:mrow>
      <math:mrow>
        <math:mn>2</math:mn>
        <math:mo math:stretchy="false">+</math:mo>
        <math:mn>2</math:mn>
      </math:mrow>
      <math:mfrac>
        <math:mi>N</math:mi>
        <math:msqrt>
          <math:mi>P</math:mi>
        </math:msqrt>
      </math:mfrac>
      <math:msup>
        <math:mi math:fontstyle="italic">ld</math:mi>
        <math:mn>2</math:mn>
      </math:msup>
      <math:msqrt>
        <math:mi>P</math:mi>
      </math:msqrt>
      <math:mrow>
        <math:msub>
          <math:mi>t</math:mi>
          <math:mi>w</math:mi>
        </math:msub>
        <math:mo math:stretchy="false">+</math:mo>
        <math:mfrac>
          <math:msup>
            <math:mi>N</math:mi>
            <math:mn>2</math:mn>
          </math:msup>
          <math:mi>P</math:mi>
        </math:mfrac>
      </math:mrow>
      <math:mn>2</math:mn>
      <math:msub>
        <math:mi>t</math:mi>
        <math:mi>f</math:mi>
      </math:msub>
    </math:mrow>
    <math:annotation math:encoding="StarMath 5.0">T_P(N,P) = ld sqrt P (t_s+t_h)2 + 2 {N} over {sqrt P} ld^2 sqrt P t_w + {N^2} over P 2 t_f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P</math:mi>
      </math:msub>
      <math:mrow>
        <math:mo math:stretchy="false">(</math:mo>
        <math:mrow>
          <math:mi>W</math:mi>
          <math:mi>,</math:mi>
          <math:mi>P</math:mi>
        </math:mrow>
        <math:mo math:stretchy="false">)</math:mo>
      </math:mrow>
      <math:mn>4</math:mn>
      <math:mrow>
        <math:mo math:stretchy="false">(</math:mo>
        <math:mrow>
          <math:msub>
            <math:mi>t</math:mi>
            <math:mi>s</math:mi>
          </math:msub>
          <math:mo math:stretchy="false">+</math:mo>
          <math:msub>
            <math:mi>t</math:mi>
            <math:mi>h</math:mi>
          </math:msub>
        </math:mrow>
        <math:mo math:stretchy="false">)</math:mo>
      </math:mrow>
      <math:mi math:fontstyle="italic">ld</math:mi>
      <math:mrow>
        <math:mi>P</math:mi>
        <math:mo math:stretchy="false">+</math:mo>
        <math:mfrac>
          <math:msub>
            <math:mi>t</math:mi>
            <math:mi>w</math:mi>
          </math:msub>
          <math:msqrt>
            <math:mrow>
              <math:mn>2</math:mn>
              <math:msub>
                <math:mi>t</math:mi>
                <math:mi>f</math:mi>
              </math:msub>
            </math:mrow>
          </math:msqrt>
        </math:mfrac>
      </math:mrow>
      <math:mrow>
        <math:mo math:stretchy="false">(</math:mo>
        <math:mrow>
          <math:msqrt>
            <math:mi>W</math:mi>
          </math:msqrt>
          <math:mo math:stretchy="false">+</math:mo>
          <math:mfrac>
            <math:msqrt>
              <math:mi>W</math:mi>
            </math:msqrt>
            <math:mi>P</math:mi>
          </math:mfrac>
        </math:mrow>
        <math:mo math:stretchy="false">)</math:mo>
      </math:mrow>
      <math:mi math:fontstyle="italic">ld</math:mi>
      <math:mrow>
        <math:mi>P</math:mi>
        <math:mo math:stretchy="false">+</math:mo>
        <math:mfrac>
          <math:mi>W</math:mi>
          <math:mi>P</math:mi>
        </math:mfrac>
      </math:mrow>
    </math:mrow>
    <math:annotation math:encoding="StarMath 5.0">T_P(W,P)4(t_s+t_h)ld P + t_w over {sqrt{2 t_f}}(sqrt W + sqrt W over P) ld P + W over P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O</math:mi>
      </math:msub>
      <math:mrow>
        <math:mrow>
          <math:mo math:stretchy="false">(</math:mo>
          <math:mrow>
            <math:mi>W</math:mi>
            <math:mi>,</math:mi>
            <math:mi>P</math:mi>
          </math:mrow>
          <math:mo math:stretchy="false">)</math:mo>
        </math:mrow>
        <math:mo math:stretchy="false">=</math:mo>
        <math:mn>4P</math:mn>
      </math:mrow>
      <math:mrow>
        <math:mo math:stretchy="false">(</math:mo>
        <math:mrow>
          <math:msub>
            <math:mi>t</math:mi>
            <math:mi>s</math:mi>
          </math:msub>
          <math:mo math:stretchy="false">+</math:mo>
          <math:msub>
            <math:mi>t</math:mi>
            <math:mi>h</math:mi>
          </math:msub>
        </math:mrow>
        <math:mo math:stretchy="false">)</math:mo>
      </math:mrow>
      <math:mi math:fontstyle="italic">ld</math:mi>
      <math:mrow>
        <math:mi>P</math:mi>
        <math:mo math:stretchy="false">+</math:mo>
        <math:mfrac>
          <math:msub>
            <math:mi>t</math:mi>
            <math:mi>w</math:mi>
          </math:msub>
          <math:msqrt>
            <math:mrow>
              <math:mn>2</math:mn>
              <math:msub>
                <math:mi>t</math:mi>
                <math:mi>f</math:mi>
              </math:msub>
            </math:mrow>
          </math:msqrt>
        </math:mfrac>
      </math:mrow>
      <math:msqrt>
        <math:mi>W</math:mi>
      </math:msqrt>
      <math:mrow>
        <math:mo math:stretchy="false">(</math:mo>
        <math:mrow>
          <math:mi>P</math:mi>
          <math:mo math:stretchy="false">+</math:mo>
          <math:mn>1</math:mn>
        </math:mrow>
        <math:mo math:stretchy="false">)</math:mo>
      </math:mrow>
      <math:mi math:fontstyle="italic">ld</math:mi>
      <math:mi>P</math:mi>
    </math:mrow>
    <math:annotation math:encoding="StarMath 5.0">T_O(W,P)= 4P(t_s+t_h)ld P + t_w over {sqrt{2 t_f}}sqrt W (P+1) ld P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O</math:mi>
      </math:msub>
      <math:mrow>
        <math:mrow>
          <math:mo math:stretchy="false">(</math:mo>
          <math:mrow>
            <math:mi>W</math:mi>
            <math:mi>,</math:mi>
            <math:mi>P</math:mi>
          </math:mrow>
          <math:mo math:stretchy="false">)</math:mo>
        </math:mrow>
        <math:mo math:stretchy="false">=</math:mo>
        <math:mi math:fontstyle="italic">KW</math:mi>
      </math:mrow>
    </math:mrow>
    <math:annotation math:encoding="StarMath 5.0">T_O(W,P)=KW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>W</math:mi>
        <math:mo math:stretchy="false">=</math:mo>
        <math:mfrac>
          <math:msubsup>
            <math:mi>t</math:mi>
            <math:mi>w</math:mi>
            <math:mn>2</math:mn>
          </math:msubsup>
          <math:mrow>
            <math:msub>
              <math:mn>2t</math:mn>
              <math:mi>f</math:mi>
            </math:msub>
            <math:msup>
              <math:mi>K</math:mi>
              <math:mn>2</math:mn>
            </math:msup>
          </math:mrow>
        </math:mfrac>
      </math:mrow>
      <math:msup>
        <math:mrow>
          <math:mo math:stretchy="false">(</math:mo>
          <math:mrow>
            <math:mi>P</math:mi>
            <math:mo math:stretchy="false">+</math:mo>
            <math:mn>1</math:mn>
          </math:mrow>
          <math:mo math:stretchy="false">)</math:mo>
        </math:mrow>
        <math:mn>2</math:mn>
      </math:msup>
      <math:msup>
        <math:mi math:fontstyle="italic">ld</math:mi>
        <math:mn>2</math:mn>
      </math:msup>
      <math:mrow>
        <math:mo math:stretchy="false">(</math:mo>
        <math:mi>P</math:mi>
        <math:mo math:stretchy="false">)</math:mo>
      </math:mrow>
    </math:mrow>
    <math:annotation math:encoding="StarMath 5.0">W=t_w^2 over {2t_f K^2} (P+1)^2 ld^2(P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>W</math:mi>
        <math:mo math:stretchy="false">∈</math:mo>
        <math:mi>O</math:mi>
      </math:mrow>
      <math:mrow>
        <math:mo math:stretchy="false">(</math:mo>
        <math:mrow>
          <math:msup>
            <math:mi>P</math:mi>
            <math:mn>2</math:mn>
          </math:msup>
          <math:mrow>
            <math:mo math:stretchy="false">(</math:mo>
            <math:mrow>
              <math:msup>
                <math:mi math:fontstyle="italic">ld</math:mi>
                <math:mn>2</math:mn>
              </math:msup>
              <math:mi>P</math:mi>
            </math:mrow>
            <math:mo math:stretchy="false">)</math:mo>
          </math:mrow>
        </math:mrow>
        <math:mo math:stretchy="false">)</math:mo>
      </math:mrow>
    </math:mrow>
    <math:annotation math:encoding="StarMath 5.0">W in O(P^2(ld^2 P)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frac>
        <math:msqrt>
          <math:mi>W</math:mi>
        </math:msqrt>
        <math:msqrt>
          <math:msub>
            <math:mn>2t</math:mn>
            <math:mi>f</math:mi>
          </math:msub>
        </math:msqrt>
      </math:mfrac>
    </math:mrow>
    <math:annotation math:encoding="StarMath 5.0">N= {sqrt W} over {sqrt {2t_f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P</math:mi>
      </math:msub>
      <math:mrow>
        <math:mrow>
          <math:mo math:stretchy="false">(</math:mo>
          <math:mrow>
            <math:mi>W</math:mi>
            <math:mi>,</math:mi>
            <math:mi>P</math:mi>
          </math:mrow>
          <math:mo math:stretchy="false">)</math:mo>
        </math:mrow>
        <math:mo math:stretchy="false">=</math:mo>
        <math:mi math:fontstyle="italic">ld</math:mi>
      </math:mrow>
      <math:mrow>
        <math:mo math:stretchy="false">(</math:mo>
        <math:msqrt>
          <math:mi>P</math:mi>
        </math:msqrt>
        <math:mo math:stretchy="false">)</math:mo>
      </math:mrow>
      <math:mrow>
        <math:mo math:stretchy="false">(</math:mo>
        <math:mrow>
          <math:msub>
            <math:mi>t</math:mi>
            <math:mi>s</math:mi>
          </math:msub>
          <math:mo math:stretchy="false">+</math:mo>
          <math:msub>
            <math:mi>t</math:mi>
            <math:mi>h</math:mi>
          </math:msub>
        </math:mrow>
        <math:mo math:stretchy="false">)</math:mo>
      </math:mrow>
      <math:mrow>
        <math:mn>2</math:mn>
        <math:mo math:stretchy="false">+</math:mo>
        <math:mfrac>
          <math:msqrt>
            <math:mi>W</math:mi>
          </math:msqrt>
          <math:msqrt>
            <math:mi>P</math:mi>
          </math:msqrt>
        </math:mfrac>
      </math:mrow>
      <math:msup>
        <math:mi math:fontstyle="italic">ld</math:mi>
        <math:mn>2</math:mn>
      </math:msup>
      <math:mrow>
        <math:mo math:stretchy="false">(</math:mo>
        <math:msqrt>
          <math:mi>P</math:mi>
        </math:msqrt>
        <math:mo math:stretchy="false">)</math:mo>
      </math:mrow>
      <math:mrow>
        <math:mfrac>
          <math:msub>
            <math:mn>2t</math:mn>
            <math:mi>w</math:mi>
          </math:msub>
          <math:msqrt>
            <math:msub>
              <math:mn>2t</math:mn>
              <math:mi>f</math:mi>
            </math:msub>
          </math:msqrt>
        </math:mfrac>
        <math:mo math:stretchy="false">+</math:mo>
        <math:mfrac>
          <math:mi>W</math:mi>
          <math:mi>P</math:mi>
        </math:mfrac>
      </math:mrow>
    </math:mrow>
    <math:annotation math:encoding="StarMath 5.0">T_P(W,P)=ld( sqrt P) (t_s+t_h)2 + {sqrt W} over {sqrt P} ld^2( sqrt P) {2t_w} over {sqrt{2t_f}} + W over P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O</math:mi>
      </math:msub>
      <math:mrow>
        <math:mrow>
          <math:mo math:stretchy="false">(</math:mo>
          <math:mrow>
            <math:mi>W</math:mi>
            <math:mi>,</math:mi>
            <math:mi>P</math:mi>
          </math:mrow>
          <math:mo math:stretchy="false">)</math:mo>
        </math:mrow>
        <math:mo math:stretchy="false">=</math:mo>
        <math:mi math:fontstyle="italic">Pld</math:mi>
      </math:mrow>
      <math:mrow>
        <math:mo math:stretchy="false">(</math:mo>
        <math:msqrt>
          <math:mi>P</math:mi>
        </math:msqrt>
        <math:mo math:stretchy="false">)</math:mo>
      </math:mrow>
      <math:mrow>
        <math:mo math:stretchy="false">(</math:mo>
        <math:mrow>
          <math:msub>
            <math:mi>t</math:mi>
            <math:mi>s</math:mi>
          </math:msub>
          <math:mo math:stretchy="false">+</math:mo>
          <math:msub>
            <math:mi>t</math:mi>
            <math:mi>h</math:mi>
          </math:msub>
        </math:mrow>
        <math:mo math:stretchy="false">)</math:mo>
      </math:mrow>
      <math:mrow>
        <math:mn>2</math:mn>
        <math:mo math:stretchy="false">+</math:mo>
        <math:msqrt>
          <math:mi>W</math:mi>
        </math:msqrt>
      </math:mrow>
      <math:msqrt>
        <math:mi>P</math:mi>
      </math:msqrt>
      <math:msup>
        <math:mi math:fontstyle="italic">ld</math:mi>
        <math:mn>2</math:mn>
      </math:msup>
      <math:mrow>
        <math:mo math:stretchy="false">(</math:mo>
        <math:msqrt>
          <math:mi>P</math:mi>
        </math:msqrt>
        <math:mo math:stretchy="false">)</math:mo>
      </math:mrow>
      <math:mfrac>
        <math:msub>
          <math:mn>2t</math:mn>
          <math:mi>w</math:mi>
        </math:msub>
        <math:msqrt>
          <math:msub>
            <math:mn>2t</math:mn>
            <math:mi>f</math:mi>
          </math:msub>
        </math:msqrt>
      </math:mfrac>
    </math:mrow>
    <math:annotation math:encoding="StarMath 5.0">T_O(W,P)=Pld (sqrt P) (t_s+t_h)2 + sqrt W sqrt P ld^2( sqrt P) {2t_w} over {sqrt{2t_f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O</math:mi>
      </math:msub>
      <math:mrow>
        <math:mrow>
          <math:mo math:stretchy="false">(</math:mo>
          <math:mrow>
            <math:mi>W</math:mi>
            <math:mi>,</math:mi>
            <math:mi>P</math:mi>
          </math:mrow>
          <math:mo math:stretchy="false">)</math:mo>
        </math:mrow>
        <math:mo math:stretchy="false">=</math:mo>
        <math:mi math:fontstyle="italic">KW</math:mi>
      </math:mrow>
    </math:mrow>
    <math:annotation math:encoding="StarMath 5.0">T_O(W,P)=KW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i>W</math:mi>
        <math:mo math:stretchy="false">=</math:mo>
        <math:mi>P</math:mi>
      </math:mrow>
      <math:msup>
        <math:mi math:fontstyle="italic">ld</math:mi>
        <math:mn>4</math:mn>
      </math:msup>
      <math:mrow>
        <math:mo math:stretchy="false">(</math:mo>
        <math:msqrt>
          <math:mi>P</math:mi>
        </math:msqrt>
        <math:mo math:stretchy="false">)</math:mo>
      </math:mrow>
      <math:mfrac>
        <math:mrow>
          <math:mn>2</math:mn>
          <math:msubsup>
            <math:mi>t</math:mi>
            <math:mi>w</math:mi>
            <math:mn>2</math:mn>
          </math:msubsup>
        </math:mrow>
        <math:mrow>
          <math:msub>
            <math:mi>t</math:mi>
            <math:mi>f</math:mi>
          </math:msub>
          <math:msup>
            <math:mi>K</math:mi>
            <math:mn>2</math:mn>
          </math:msup>
        </math:mrow>
      </math:mfrac>
    </math:mrow>
    <math:annotation math:encoding="StarMath 5.0">W=P ld^4(sqrt P) {2 t_w^2} over {t_f K^2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W</math:mi>
        <math:mo math:stretchy="false">∈</math:mo>
        <math:mi>O</math:mi>
      </math:mrow>
      <math:mrow>
        <math:mo math:stretchy="false">(</math:mo>
        <math:mrow>
          <math:mi>P</math:mi>
          <math:mrow>
            <math:mo math:stretchy="false">(</math:mo>
            <math:mrow>
              <math:msup>
                <math:mi math:fontstyle="italic">ld</math:mi>
                <math:mn>4</math:mn>
              </math:msup>
              <math:msqrt>
                <math:mi>P</math:mi>
              </math:msqrt>
            </math:mrow>
            <math:mo math:stretchy="false">)</math:mo>
          </math:mrow>
        </math:mrow>
        <math:mo math:stretchy="false">)</math:mo>
      </math:mrow>
    </math:mrow>
    <math:annotation math:encoding="StarMath 5.0">W in O(P(ld^4 sqrt P)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row>
                <math:mrow>
                  <math:mrow>
                    <math:mrow>
                      <math:mi math:fontstyle="italic">all</math:mi>
                      <math:mo math:stretchy="false">−</math:mo>
                      <math:mi math:fontstyle="italic">do</math:mi>
                    </math:mrow>
                    <math:mo math:stretchy="false">−</math:mo>
                    <math:mi math:fontstyle="italic">all</math:mi>
                  </math:mrow>
                  <math:mo math:stretchy="false">−</math:mo>
                  <math:mi math:fontstyle="italic">ind</math:mi>
                </math:mrow>
                <math:mo math:stretchy="false">−</math:mo>
                <math:mi math:fontstyle="italic">hc</math:mi>
              </math:mrow>
            </math:msub>
            <math:mo math:stretchy="false">=</math:mo>
            <math:mn>2</math:mn>
          </math:mrow>
          <math:mrow>
            <math:mo math:stretchy="false">(</math:mo>
            <math:mrow>
              <math:msub>
                <math:mi>t</math:mi>
                <math:mi>s</math:mi>
              </math:msub>
              <math:mo math:stretchy="false">+</math:mo>
              <math:msub>
                <math:mi>t</math:mi>
                <math:mi>h</math:mi>
              </math:msub>
            </math:mrow>
            <math:mo math:stretchy="false">)</math:mo>
          </math:mrow>
          <math:mi math:fontstyle="italic">ld</math:mi>
          <math:mrow>
            <math:mi>P</math:mi>
            <math:mo math:stretchy="false">+</math:mo>
            <math:msub>
              <math:mi>t</math:mi>
              <math:mi>w</math:mi>
            </math:msub>
          </math:mrow>
          <math:mi math:fontstyle="italic">nP</math:mi>
          <math:mi math:fontstyle="italic">ld</math:mi>
          <math:mi>P</math:mi>
        </math:mrow>
      </math:mtr>
      <math:mtr>
        <math:mrow>
          <math:mrow>
            <math:msub>
              <math:mi>T</math:mi>
              <math:mrow>
                <math:mrow>
                  <math:mrow>
                    <math:mi math:fontstyle="italic">all</math:mi>
                    <math:mo math:stretchy="false">−</math:mo>
                    <math:mi math:fontstyle="italic">do</math:mi>
                  </math:mrow>
                  <math:mo math:stretchy="false">−</math:mo>
                  <math:mi math:fontstyle="italic">one</math:mi>
                </math:mrow>
                <math:mo math:stretchy="false">−</math:mo>
                <math:mi math:fontstyle="italic">hc</math:mi>
              </math:mrow>
            </math:msub>
            <math:mo math:stretchy="false">=</math:mo>
            <math:mn>2</math:mn>
          </math:mrow>
          <math:mrow>
            <math:mo math:stretchy="false">(</math:mo>
            <math:mrow>
              <math:msub>
                <math:mi>t</math:mi>
                <math:mi>s</math:mi>
              </math:msub>
              <math:mo math:stretchy="false">+</math:mo>
              <math:msub>
                <math:mi>t</math:mi>
                <math:mi>h</math:mi>
              </math:msub>
            </math:mrow>
            <math:mo math:stretchy="false">)</math:mo>
          </math:mrow>
          <math:mi math:fontstyle="italic">ld</math:mi>
          <math:mrow>
            <math:mi>P</math:mi>
            <math:mo math:stretchy="false">+</math:mo>
            <math:msub>
              <math:mi>t</math:mi>
              <math:mi>w</math:mi>
            </math:msub>
          </math:mrow>
          <math:mi>n</math:mi>
          <math:mi math:fontstyle="italic">ld</math:mi>
          <math:mi>P</math:mi>
        </math:mrow>
      </math:mtr>
    </math:mtable>
    <math:annotation math:encoding="StarMath 5.0">T_{all- do - all-ind-hc} = 2(t_s+t_h)ld P + t_w nP ld P newline 
T_{all-do-one-hc} = 2(t_s+t_h)ld P + t_w n ld P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P</math:mi>
      </math:msub>
      <math:mrow>
        <math:mrow>
          <math:mo math:stretchy="false">(</math:mo>
          <math:mrow>
            <math:mi>N</math:mi>
            <math:mi>,</math:mi>
            <math:mi>P</math:mi>
          </math:mrow>
          <math:mo math:stretchy="false">)</math:mo>
        </math:mrow>
        <math:mo math:stretchy="false">=</math:mo>
        <math:mn>4</math:mn>
      </math:mrow>
      <math:mrow>
        <math:mo math:stretchy="false">(</math:mo>
        <math:mrow>
          <math:msub>
            <math:mi>t</math:mi>
            <math:mi>s</math:mi>
          </math:msub>
          <math:mo math:stretchy="false">+</math:mo>
          <math:msub>
            <math:mi>t</math:mi>
            <math:mi>h</math:mi>
          </math:msub>
        </math:mrow>
        <math:mo math:stretchy="false">)</math:mo>
      </math:mrow>
      <math:mi math:fontstyle="italic">ld</math:mi>
      <math:mrow>
        <math:mi>P</math:mi>
        <math:mo math:stretchy="false">+</math:mo>
        <math:msub>
          <math:mi>t</math:mi>
          <math:mi>w</math:mi>
        </math:msub>
      </math:mrow>
      <math:mrow>
        <math:mo math:stretchy="false">(</math:mo>
        <math:mrow>
          <math:mi>N</math:mi>
          <math:mo math:stretchy="false">+</math:mo>
          <math:mfrac>
            <math:mi>N</math:mi>
            <math:mi>P</math:mi>
          </math:mfrac>
        </math:mrow>
        <math:mo math:stretchy="false">)</math:mo>
      </math:mrow>
      <math:mi math:fontstyle="italic">ld</math:mi>
      <math:mrow>
        <math:mi>P</math:mi>
        <math:mo math:stretchy="false">+</math:mo>
        <math:mfrac>
          <math:msup>
            <math:mi>N</math:mi>
            <math:mn>2</math:mn>
          </math:msup>
          <math:mi>P</math:mi>
        </math:mfrac>
      </math:mrow>
      <math:mn>2</math:mn>
      <math:msub>
        <math:mi>t</math:mi>
        <math:mi>f</math:mi>
      </math:msub>
    </math:mrow>
    <math:annotation math:encoding="StarMath 5.0">T_P(N,P) = 4(t_s + t_h)ld P + t_w(N + N over P)ld P + N^2 over P 2 t_f</math:annotation>
  </math:semantics>
</math:math>
</file>